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25cm" svg:y1="8.137cm" svg:x2="5.899cm" svg:y2="8.137cm">
          <text:p/>
        </draw:line>
        <draw:custom-shape draw:style-name="gr2" draw:text-style-name="P2" draw:layer="layout" svg:width="0.19cm" svg:height="0.189cm" svg:x="3.066cm" svg:y="3.9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5.915cm" svg:y1="8.152cm" svg:x2="0.712cm" svg:y2="0.421cm">
          <text:p/>
        </draw:line>
        <draw:line draw:style-name="gr1" draw:text-style-name="P1" draw:layer="layout" svg:x1="0.329cm" svg:y1="8.151cm" svg:x2="5.695cm" svg:y2="0.384cm">
          <text:p/>
        </draw:line>
        <draw:line draw:style-name="gr3" draw:text-style-name="P1" draw:layer="layout" svg:x1="3.152cm" svg:y1="0.231cm" svg:x2="3.152cm" svg:y2="8.118cm">
          <text:p/>
        </draw:line>
        <draw:ellipse draw:style-name="gr4" draw:text-style-name="P3" draw:layer="layout" svg:width="1.687cm" svg:height="1.67cm" svg:x="2.257cm" svg:y="3.276cm" draw:kind="arc" draw:start-angle="273.33" draw:end-angle="306.91">
          <text:p/>
        </draw:ellipse>
        <draw:ellipse draw:style-name="gr5" draw:text-style-name="P3" draw:layer="layout" svg:width="1.687cm" svg:height="1.67cm" draw:transform="rotate (-3.14159265358979) translate (4.04cm 4.861cm)" draw:kind="arc" draw:start-angle="273.33" draw:end-angle="306.91">
          <text:p><text:span text:style-name="T1"/></text:p>
        </draw:ellipse>
        <draw:frame draw:style-name="gr6" draw:text-style-name="P4" draw:layer="layout" svg:width="0.68cm" svg:height="0.962cm" svg:x="2.363cm" svg:y="2.485cm">
          <draw:text-box>
            <text:p><text:span text:style-name="T1">θ</text:span></text:p>
          </draw:text-box>
        </draw:frame>
        <draw:frame draw:style-name="gr6" draw:text-style-name="P4" draw:layer="layout" svg:width="0.68cm" svg:height="0.962cm" svg:x="3.081cm" svg:y="4.715cm">
          <draw:text-box>
            <text:p><text:span text:style-name="T1">θ</text:span></text:p>
          </draw:text-box>
        </draw:frame>
        <draw:frame draw:style-name="gr7" draw:text-style-name="P4" draw:layer="layout" svg:width="0.17cm" svg:height="0.962cm" svg:x="2.816cm" svg:y="5.925cm">
          <draw:text-box>
            <text:p>h</text:p>
          </draw:text-box>
        </draw:frame>
        <draw:frame draw:style-name="gr8" draw:text-style-name="P4" draw:layer="layout" svg:width="0.983cm" svg:height="0.962cm" svg:x="4.025cm" svg:y="7.928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2T18:46:44.228388829</meta:creation-date>
    <dc:date>2021-05-12T19:18:29.502591802</dc:date>
    <meta:editing-duration>PT21M27S</meta:editing-duration>
    <meta:editing-cycles>3</meta:editing-cycles>
    <meta:generator>LibreOffice/7.0.5.2$Linux_X86_64 LibreOffice_project/00$Build-2</meta:generator>
    <meta:document-statistic meta:object-count="11"/>
  </office:meta>
</office:document-meta>
</file>